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60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60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ackground-color="#99ccf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60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60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60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60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 style:data-style-name="N60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 style:data-style-name="N60">
      <style:table-cell-properties style:text-align-source="fix" style:repeat-content="false" fo:background-color="transparent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 style:data-style-name="N2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 style:data-style-name="N2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 style:data-style-name="N2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4" style:family="table-cell" style:parent-style-name="Default" style:data-style-name="N121"/>
    <style:style style:name="ce45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50" style:family="table-cell" style:parent-style-name="Default" style:data-style-name="N2">
      <style:table-cell-properties fo:border-bottom="none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2">
      <style:table-cell-properties fo:border-bottom="0.06pt solid #000000" fo:background-color="#99ccff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3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 style:data-style-name="N2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29"/>
        <table:table-column table:style-name="co1" table:number-columns-repeated="2" table:default-cell-style-name="Default"/>
        <table:table-column table:style-name="co1" table:number-columns-repeated="3" table:default-cell-style-name="ce4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RRORS AND RATES FOR 3RD PAPER</text:p>
          </table:table-cell>
          <table:covered-table-cell table:number-columns-repeated="6" table:style-name="ce2"/>
          <table:table-cell table:style-name="ce39" office:value-type="string" calcext:value-type="string" table:number-columns-spanned="7" table:number-rows-spanned="1">
            <text:p>Over One Time Step</text:p>
          </table:table-cell>
          <table:covered-table-cell table:style-name="ce2"/>
          <table:covered-table-cell table:number-columns-repeated="3" table:style-name="Default"/>
          <table:covered-table-cell table:number-columns-repeated="2"/>
        </table:table-row>
        <table:table-row table:style-name="ro2">
          <table:table-cell table:style-name="ce2" table:number-columns-repeated="9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/>
          <table:table-cell table:style-name="ce2" office:value-type="string" calcext:value-type="string">
            <text:p>Loop# -1</text:p>
          </table:table-cell>
          <table:table-cell table:style-name="ce2"/>
          <table:table-cell table:style-name="ce2" office:value-type="string" calcext:value-type="string">
            <text:p>Struct h's</text:p>
          </table:table-cell>
          <table:table-cell table:style-name="ce2" office:value-type="string" calcext:value-type="string">
            <text:p>Fluid h's</text:p>
          </table:table-cell>
          <table:table-cell table:style-name="ce2"/>
          <table:table-cell table:style-name="ce35"/>
          <table:table-cell table:style-name="ce2" office:value-type="string" calcext:value-type="string">
            <text:p>Structure Rates</text:p>
          </table:table-cell>
          <table:table-cell table:style-name="ce2" office:value-type="string" calcext:value-type="string">
            <text:p>Fluid Rates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formula="of:=CEILING(4*(1.5^[.B4]);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4*[.A4]" office:value-type="float" office:value="36" calcext:value-type="float">
            <text:p>36</text:p>
          </table:table-cell>
          <table:table-cell table:formula="of:=SQRT((1/[.A4])^2+(1/[.C4])^2)" office:value-type="float" office:value="0.114530711822713" calcext:value-type="float">
            <text:p>0.1145307118</text:p>
          </table:table-cell>
          <table:table-cell table:formula="of:=1/[.A4]" office:value-type="float" office:value="0.111111111111111" calcext:value-type="float">
            <text:p>0.1111111111</text:p>
          </table:table-cell>
          <table:table-cell/>
          <table:table-cell table:style-name="ce36" office:value-type="float" office:value="0.0000043088" calcext:value-type="float">
            <text:p>4.3088E-006</text:p>
          </table:table-cell>
          <table:table-cell table:number-columns-repeated="7"/>
        </table:table-row>
        <table:table-row table:style-name="ro2">
          <table:table-cell table:formula="of:=CEILING(4*(1.5^[.B5]);1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4*[.A5]" office:value-type="float" office:value="56" calcext:value-type="float">
            <text:p>56</text:p>
          </table:table-cell>
          <table:table-cell table:formula="of:=SQRT((1/[.A5])^2+(1/[.C5])^2)" office:value-type="float" office:value="0.0736268861717439" calcext:value-type="float">
            <text:p>0.0736268862</text:p>
          </table:table-cell>
          <table:table-cell table:formula="of:=1/[.A5]" office:value-type="float" office:value="0.0714285714285714" calcext:value-type="float">
            <text:p>0.0714285714</text:p>
          </table:table-cell>
          <table:table-cell/>
          <table:table-cell table:style-name="ce37" office:value-type="float" office:value="0.00000112804" calcext:value-type="float">
            <text:p>0.000001128</text:p>
          </table:table-cell>
          <table:table-cell table:formula="of:=LOG([.G5]/[.G4])/LOG([.D5]/[.D4])" office:value-type="float" office:value="3.03322427484679" calcext:value-type="float">
            <text:p>3.0332242748</text:p>
          </table:table-cell>
          <table:table-cell table:formula="of:=LOG([.G5]/[.G4])/LOG([.E5]/[.E4])" office:value-type="float" office:value="3.03322427484679" calcext:value-type="float">
            <text:p>3.0332242748</text:p>
          </table:table-cell>
          <table:table-cell table:number-columns-repeated="5"/>
        </table:table-row>
        <table:table-row table:style-name="ro2">
          <table:table-cell table:formula="of:=CEILING(4*(1.5^[.B6]);1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4*[.A6]" office:value-type="float" office:value="84" calcext:value-type="float">
            <text:p>84</text:p>
          </table:table-cell>
          <table:table-cell table:formula="of:=SQRT((1/[.A6])^2+(1/[.C6])^2)" office:value-type="float" office:value="0.0490845907811626" calcext:value-type="float">
            <text:p>0.0490845908</text:p>
          </table:table-cell>
          <table:table-cell table:formula="of:=1/[.A6]" office:value-type="float" office:value="0.0476190476190476" calcext:value-type="float">
            <text:p>0.0476190476</text:p>
          </table:table-cell>
          <table:table-cell/>
          <table:table-cell table:style-name="ce37" office:value-type="float" office:value="0.000000331402" calcext:value-type="float">
            <text:p>3.31402E-007</text:p>
          </table:table-cell>
          <table:table-cell table:formula="of:=LOG([.G6]/[.G5])/LOG([.D6]/[.D5])" office:value-type="float" office:value="3.02098683203624" calcext:value-type="float">
            <text:p>3.020986832</text:p>
          </table:table-cell>
          <table:table-cell table:formula="of:=LOG([.G6]/[.G5])/LOG([.E6]/[.E5])" office:value-type="float" office:value="3.02098683203624" calcext:value-type="float">
            <text:p>3.020986832</text:p>
          </table:table-cell>
          <table:table-cell table:number-columns-repeated="5"/>
        </table:table-row>
        <table:table-row table:style-name="ro2">
          <table:table-cell table:formula="of:=CEILING(4*(1.5^[.B7]);1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4*[.A7]" office:value-type="float" office:value="124" calcext:value-type="float">
            <text:p>124</text:p>
          </table:table-cell>
          <table:table-cell table:formula="of:=SQRT((1/[.A7])^2+(1/[.C7])^2)" office:value-type="float" office:value="0.0332508518194973" calcext:value-type="float">
            <text:p>0.0332508518</text:p>
          </table:table-cell>
          <table:table-cell table:formula="of:=1/[.A7]" office:value-type="float" office:value="0.032258064516129" calcext:value-type="float">
            <text:p>0.0322580645</text:p>
          </table:table-cell>
          <table:table-cell/>
          <table:table-cell table:style-name="ce37" office:value-type="float" office:value="0.000000102535" calcext:value-type="float">
            <text:p>1.02535E-007</text:p>
          </table:table-cell>
          <table:table-cell table:formula="of:=LOG([.G7]/[.G6])/LOG([.D7]/[.D6])" office:value-type="float" office:value="3.01215420851474" calcext:value-type="float">
            <text:p>3.0121542085</text:p>
          </table:table-cell>
          <table:table-cell table:formula="of:=LOG([.G7]/[.G6])/LOG([.E7]/[.E6])" office:value-type="float" office:value="3.01215420851474" calcext:value-type="float">
            <text:p>3.0121542085</text:p>
          </table:table-cell>
          <table:table-cell table:number-columns-repeated="5"/>
        </table:table-row>
        <table:table-row table:style-name="ro2">
          <table:table-cell table:formula="of:=CEILING(4*(1.5^[.B8]);1)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4*[.A8]" office:value-type="float" office:value="184" calcext:value-type="float">
            <text:p>184</text:p>
          </table:table-cell>
          <table:table-cell table:formula="of:=SQRT((1/[.A8])^2+(1/[.C8])^2)" office:value-type="float" office:value="0.0224081827479221" calcext:value-type="float">
            <text:p>0.0224081827</text:p>
          </table:table-cell>
          <table:table-cell table:formula="of:=1/[.A8]" office:value-type="float" office:value="0.0217391304347826" calcext:value-type="float">
            <text:p>0.0217391304</text:p>
          </table:table-cell>
          <table:table-cell/>
          <table:table-cell table:style-name="ce37" office:value-type="float" office:value="0.0000000313425" calcext:value-type="float">
            <text:p>3.13425E-008</text:p>
          </table:table-cell>
          <table:table-cell table:formula="of:=LOG([.G8]/[.G7])/LOG([.D8]/[.D7])" office:value-type="float" office:value="3.00320945200509" calcext:value-type="float">
            <text:p>3.003209452</text:p>
          </table:table-cell>
          <table:table-cell table:formula="of:=LOG([.G8]/[.G7])/LOG([.E8]/[.E7])" office:value-type="float" office:value="3.00320945200509" calcext:value-type="float">
            <text:p>3.003209452</text:p>
          </table:table-cell>
          <table:table-cell table:number-columns-repeated="5"/>
        </table:table-row>
        <table:table-row table:style-name="ro2">
          <table:table-cell table:formula="of:=CEILING(4*(1.5^[.B9]);1)"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4*[.A9]" office:value-type="float" office:value="276" calcext:value-type="float">
            <text:p>276</text:p>
          </table:table-cell>
          <table:table-cell table:formula="of:=SQRT((1/[.A9])^2+(1/[.C9])^2)" office:value-type="float" office:value="0.0149387884986147" calcext:value-type="float">
            <text:p>0.0149387885</text:p>
          </table:table-cell>
          <table:table-cell table:formula="of:=1/[.A9]" office:value-type="float" office:value="0.0144927536231884" calcext:value-type="float">
            <text:p>0.0144927536</text:p>
          </table:table-cell>
          <table:table-cell/>
          <table:table-cell table:style-name="ce38" office:value-type="float" office:value="0.00000000933365" calcext:value-type="float">
            <text:p>9.33365E-009</text:p>
          </table:table-cell>
          <table:table-cell table:formula="of:=LOG([.G9]/[.G8])/LOG([.D9]/[.D8])" office:value-type="float" office:value="2.98755387401161" calcext:value-type="float">
            <text:p>2.987553874</text:p>
          </table:table-cell>
          <table:table-cell table:formula="of:=LOG([.G9]/[.G8])/LOG([.E9]/[.E8])" office:value-type="float" office:value="2.98755387401161" calcext:value-type="float">
            <text:p>2.987553874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3" office:value-type="string" calcext:value-type="string" table:number-columns-spanned="7" table:number-rows-spanned="1">
            <text:p>Absolute Errors</text:p>
          </table:table-cell>
          <table:covered-table-cell table:number-columns-repeated="6" table:style-name="ce12"/>
          <table:table-cell table:style-name="ce3" office:value-type="string" calcext:value-type="string" table:number-columns-spanned="7" table:number-rows-spanned="1">
            <text:p>Error Rates</text:p>
          </table:table-cell>
          <table:covered-table-cell table:number-columns-repeated="6" table:style-name="ce12"/>
        </table:table-row>
        <table:table-row table:style-name="ro2">
          <table:table-cell table:style-name="ce4"/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  <table:table-cell table:style-name="ce4"/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  <table:table-cell table:style-name="ce13" office:value-type="string" calcext:value-type="string">
            <text:p>Vel L2</text:p>
          </table:table-cell>
          <table:table-cell table:style-name="ce13" office:value-type="string" calcext:value-type="string">
            <text:p>Vel H1</text:p>
          </table:table-cell>
          <table:table-cell table:style-name="ce13" office:value-type="string" calcext:value-type="string">
            <text:p>P L2</text:p>
          </table:table-cell>
        </table:table-row>
        <table:table-row table:style-name="ro2">
          <table:table-cell table:style-name="ce5" office:value-type="string" calcext:value-type="string">
            <text:p>Fluid</text:p>
          </table:table-cell>
          <table:table-cell table:style-name="ce14" office:value-type="float" office:value="0.5" calcext:value-type="float" table:number-columns-spanned="3" table:number-rows-spanned="1">
            <text:p>0.5</text:p>
          </table:table-cell>
          <table:covered-table-cell table:style-name="ce20"/>
          <table:covered-table-cell table:style-name="ce28"/>
          <table:table-cell table:style-name="ce14" office:value-type="float" office:value="0.8" calcext:value-type="float" table:number-columns-spanned="3" table:number-rows-spanned="1">
            <text:p>0.8</text:p>
          </table:table-cell>
          <table:covered-table-cell table:style-name="ce20"/>
          <table:covered-table-cell table:style-name="ce28"/>
          <table:table-cell table:style-name="ce5" office:value-type="string" calcext:value-type="string">
            <text:p>Fluid</text:p>
          </table:table-cell>
          <table:table-cell table:style-name="ce14" office:value-type="float" office:value="0.5" calcext:value-type="float" table:number-columns-spanned="3" table:number-rows-spanned="1">
            <text:p>0.5</text:p>
          </table:table-cell>
          <table:covered-table-cell table:style-name="ce20"/>
          <table:covered-table-cell table:style-name="ce28"/>
          <table:table-cell table:style-name="ce14" office:value-type="float" office:value="0.8" calcext:value-type="float" table:number-columns-spanned="3" table:number-rows-spanned="1">
            <text:p>0.8</text:p>
          </table:table-cell>
          <table:covered-table-cell table:style-name="ce20"/>
          <table:covered-table-cell table:style-name="ce2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5" office:value-type="float" office:value="0.00000739041" calcext:value-type="float">
            <text:p>7.39E-006</text:p>
          </table:table-cell>
          <table:table-cell table:style-name="ce21" office:value-type="float" office:value="0.000694797" calcext:value-type="float">
            <text:p>6.95E-004</text:p>
          </table:table-cell>
          <table:table-cell table:style-name="ce29" office:value-type="float" office:value="0.103026" calcext:value-type="float">
            <text:p>0.103026</text:p>
          </table:table-cell>
          <table:table-cell table:style-name="ce15" office:value-type="float" office:value="0.0000114744" calcext:value-type="float">
            <text:p>1.15E-005</text:p>
          </table:table-cell>
          <table:table-cell table:style-name="ce21" table:formula="of:=0.00000000108563*1000000" office:value-type="float" office:value="0.00108563" calcext:value-type="float">
            <text:p>1.09E-003</text:p>
          </table:table-cell>
          <table:table-cell office:value-type="float" office:value="0.143517" calcext:value-type="float">
            <text:p>0.1435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5" office:value-type="float" office:value="0.00000194129" calcext:value-type="float">
            <text:p>1.94E-006</text:p>
          </table:table-cell>
          <table:table-cell table:style-name="ce21" office:value-type="float" office:value="0.000285021" calcext:value-type="float">
            <text:p>2.85E-004</text:p>
          </table:table-cell>
          <table:table-cell table:style-name="ce29" office:value-type="float" office:value="0.017667" calcext:value-type="float">
            <text:p>0.017667</text:p>
          </table:table-cell>
          <table:table-cell table:style-name="ce15" office:value-type="float" office:value="0.00000303663" calcext:value-type="float">
            <text:p>3.04E-006</text:p>
          </table:table-cell>
          <table:table-cell table:style-name="ce21" table:formula="of:=0.00000000044687*1000000" office:value-type="float" office:value="0.00044687" calcext:value-type="float">
            <text:p>4.47E-004</text:p>
          </table:table-cell>
          <table:table-cell office:value-type="float" office:value="0.0245303" calcext:value-type="float">
            <text:p>0.0245303</text:p>
          </table:table-cell>
          <table:table-cell table:style-name="ce6" office:value-type="float" office:value="3" calcext:value-type="float">
            <text:p>3</text:p>
          </table:table-cell>
          <table:table-cell table:style-name="ce40" office:value-type="float" office:value="3.02564829419248" calcext:value-type="float">
            <text:p>3.03</text:p>
          </table:table-cell>
          <table:table-cell table:style-name="ce45" office:value-type="float" office:value="2.01672884186947" calcext:value-type="float">
            <text:p>2.02</text:p>
          </table:table-cell>
          <table:table-cell table:style-name="ce50" office:value-type="float" office:value="3.99083789473257" calcext:value-type="float">
            <text:p>3.99</text:p>
          </table:table-cell>
          <table:table-cell table:style-name="ce40" office:value-type="float" office:value="3.00876318528486" calcext:value-type="float">
            <text:p>3.01</text:p>
          </table:table-cell>
          <table:table-cell table:style-name="ce45" office:value-type="float" office:value="2.00901362217619" calcext:value-type="float">
            <text:p>2.01</text:p>
          </table:table-cell>
          <table:table-cell table:style-name="ce50" office:value-type="float" office:value="3.9982196834701" calcext:value-type="float">
            <text:p>4.00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5" office:value-type="float" office:value="0.00000057139" calcext:value-type="float">
            <text:p>5.71E-007</text:p>
          </table:table-cell>
          <table:table-cell table:style-name="ce21" office:value-type="float" office:value="0.00012612" calcext:value-type="float">
            <text:p>1.26E-004</text:p>
          </table:table-cell>
          <table:table-cell table:style-name="ce29" office:value-type="float" office:value="0.00352181" calcext:value-type="float">
            <text:p>0.00352181</text:p>
          </table:table-cell>
          <table:table-cell table:style-name="ce15" office:value-type="float" office:value="0.000000895722" calcext:value-type="float">
            <text:p>8.96E-007</text:p>
          </table:table-cell>
          <table:table-cell table:style-name="ce21" table:formula="of:=0.000000000197996*1000000" office:value-type="float" office:value="0.000197996" calcext:value-type="float">
            <text:p>1.98E-004</text:p>
          </table:table-cell>
          <table:table-cell office:value-type="float" office:value="0.00486444" calcext:value-type="float">
            <text:p>0.00486444</text:p>
          </table:table-cell>
          <table:table-cell table:style-name="ce6" office:value-type="float" office:value="4" calcext:value-type="float">
            <text:p>4</text:p>
          </table:table-cell>
          <table:table-cell table:style-name="ce40" office:value-type="float" office:value="3.01637789862787" calcext:value-type="float">
            <text:p>3.02</text:p>
          </table:table-cell>
          <table:table-cell table:style-name="ce45" office:value-type="float" office:value="2.01084880248257" calcext:value-type="float">
            <text:p>2.01</text:p>
          </table:table-cell>
          <table:table-cell table:style-name="ce50" office:value-type="float" office:value="3.97746538082561" calcext:value-type="float">
            <text:p>3.98</text:p>
          </table:table-cell>
          <table:table-cell table:style-name="ce40" office:value-type="float" office:value="3.01104461390375" calcext:value-type="float">
            <text:p>3.01</text:p>
          </table:table-cell>
          <table:table-cell table:style-name="ce45" office:value-type="float" office:value="2.0076225545086" calcext:value-type="float">
            <text:p>2.01</text:p>
          </table:table-cell>
          <table:table-cell table:style-name="ce50" office:value-type="float" office:value="3.99037415221353" calcext:value-type="float">
            <text:p>3.99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000017694" calcext:value-type="float">
            <text:p>1.7694E-007</text:p>
          </table:table-cell>
          <table:table-cell table:style-name="ce22" office:value-type="float" office:value="0.0000577239" calcext:value-type="float">
            <text:p>5.77239E-005</text:p>
          </table:table-cell>
          <table:table-cell table:style-name="ce29" office:value-type="float" office:value="0.000770015" calcext:value-type="float">
            <text:p>0.000770015</text:p>
          </table:table-cell>
          <table:table-cell table:style-name="ce15" office:value-type="float" office:value="0.000000277699" calcext:value-type="float">
            <text:p>2.78E-007</text:p>
          </table:table-cell>
          <table:table-cell table:style-name="ce21" table:formula="of:=0.0000000000906892*1000000" office:value-type="float" office:value="0.0000906892" calcext:value-type="float">
            <text:p>9.07E-005</text:p>
          </table:table-cell>
          <table:table-cell office:value-type="float" office:value="0.00103972" calcext:value-type="float">
            <text:p>0.00103972</text:p>
          </table:table-cell>
          <table:table-cell table:style-name="ce6" office:value-type="float" office:value="5" calcext:value-type="float">
            <text:p>5</text:p>
          </table:table-cell>
          <table:table-cell table:style-name="ce40" office:value-type="float" office:value="3.00992900194857" calcext:value-type="float">
            <text:p>3.01</text:p>
          </table:table-cell>
          <table:table-cell table:style-name="ce45" office:value-type="float" office:value="2.00676056523586" calcext:value-type="float">
            <text:p>2.01</text:p>
          </table:table-cell>
          <table:table-cell table:style-name="ce50" office:value-type="float" office:value="3.90361458994933" calcext:value-type="float">
            <text:p>3.90</text:p>
          </table:table-cell>
          <table:table-cell table:style-name="ce40" office:value-type="float" office:value="3.00692746461775" calcext:value-type="float">
            <text:p>3.01</text:p>
          </table:table-cell>
          <table:table-cell table:style-name="ce45" office:value-type="float" office:value="2.00482461815766" calcext:value-type="float">
            <text:p>2.00</text:p>
          </table:table-cell>
          <table:table-cell table:style-name="ce50" office:value-type="float" office:value="3.96184786570938" calcext:value-type="float">
            <text:p>3.96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5" office:value-type="float" office:value="0.0000000540756" calcext:value-type="float">
            <text:p>5.41E-008</text:p>
          </table:table-cell>
          <table:table-cell table:style-name="ce21" office:value-type="float" office:value="0.0000261852" calcext:value-type="float">
            <text:p>2.62E-005</text:p>
          </table:table-cell>
          <table:table-cell table:style-name="ce29" office:value-type="float" office:value="0.000183832" calcext:value-type="float">
            <text:p>0.000183832</text:p>
          </table:table-cell>
          <table:table-cell table:style-name="ce15" office:value-type="float" office:value="0.0000000848685" calcext:value-type="float">
            <text:p>8.49E-008</text:p>
          </table:table-cell>
          <table:table-cell table:style-name="ce21" table:formula="of:=0.0000000000411428*1000000" office:value-type="float" office:value="0.0000411428" calcext:value-type="float">
            <text:p>4.11E-005</text:p>
          </table:table-cell>
          <table:table-cell office:value-type="float" office:value="0.000226987" calcext:value-type="float">
            <text:p>0.000226987</text:p>
          </table:table-cell>
          <table:table-cell table:style-name="ce6" office:value-type="float" office:value="6" calcext:value-type="float">
            <text:p>6</text:p>
          </table:table-cell>
          <table:table-cell table:style-name="ce40" office:value-type="float" office:value="3.00371223363414" calcext:value-type="float">
            <text:p>3.00</text:p>
          </table:table-cell>
          <table:table-cell table:style-name="ce45" office:value-type="float" office:value="2.00296094541369" calcext:value-type="float">
            <text:p>2.00</text:p>
          </table:table-cell>
          <table:table-cell table:style-name="ce50" office:value-type="float" office:value="3.62947544241593" calcext:value-type="float">
            <text:p>3.63</text:p>
          </table:table-cell>
          <table:table-cell table:style-name="ce40" office:value-type="float" office:value="3.00373039886655" calcext:value-type="float">
            <text:p>3.00</text:p>
          </table:table-cell>
          <table:table-cell table:style-name="ce45" office:value-type="float" office:value="2.00273898006041" calcext:value-type="float">
            <text:p>2.00</text:p>
          </table:table-cell>
          <table:table-cell table:style-name="ce50" office:value-type="float" office:value="3.85606946240883" calcext:value-type="float">
            <text:p>3.86</text:p>
          </table:table-cell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6" office:value-type="float" office:value="0.000000016069" calcext:value-type="float">
            <text:p>1.61E-008</text:p>
          </table:table-cell>
          <table:table-cell table:style-name="ce23" table:formula="of:=0.0000000000116527*1000000" office:value-type="float" office:value="0.0000116527" calcext:value-type="float">
            <text:p>1.17E-005</text:p>
          </table:table-cell>
          <table:table-cell table:style-name="ce30" office:value-type="float" office:value="0.0000547852" calcext:value-type="float">
            <text:p>5.48E-005</text:p>
          </table:table-cell>
          <table:table-cell table:style-name="ce16" office:value-type="float" office:value="0.0000000251495" calcext:value-type="float">
            <text:p>2.51E-008</text:p>
          </table:table-cell>
          <table:table-cell table:style-name="ce23" table:formula="of:=0.0000000000182832*1000000" office:value-type="float" office:value="0.0000182832" calcext:value-type="float">
            <text:p>1.83E-005</text:p>
          </table:table-cell>
          <table:table-cell table:style-name="ce30" office:value-type="float" office:value="0.0000548952" calcext:value-type="float">
            <text:p>5.49E-005</text:p>
          </table:table-cell>
          <table:table-cell table:style-name="ce7" office:value-type="float" office:value="7" calcext:value-type="float">
            <text:p>7</text:p>
          </table:table-cell>
          <table:table-cell table:style-name="ce41" office:value-type="float" office:value="2.99283734445196" calcext:value-type="float">
            <text:p>2.99</text:p>
          </table:table-cell>
          <table:table-cell table:style-name="ce46" office:value-type="float" office:value="1.99685851299125" calcext:value-type="float">
            <text:p>2.00</text:p>
          </table:table-cell>
          <table:table-cell table:style-name="ce51" office:value-type="float" office:value="2.98571242841615" calcext:value-type="float">
            <text:p>2.99</text:p>
          </table:table-cell>
          <table:table-cell table:style-name="ce41" office:value-type="float" office:value="2.99967854146092" calcext:value-type="float">
            <text:p>3.00</text:p>
          </table:table-cell>
          <table:table-cell table:style-name="ce46" office:value-type="float" office:value="2.00033571461864" calcext:value-type="float">
            <text:p>2.00</text:p>
          </table:table-cell>
          <table:table-cell table:style-name="ce51" office:value-type="float" office:value="3.50083596771842" calcext:value-type="float">
            <text:p>3.50</text:p>
          </table:table-cell>
        </table:table-row>
        <table:table-row table:style-name="ro2">
          <table:table-cell table:style-name="ce8"/>
          <table:table-cell table:style-name="ce8" office:value-type="string" calcext:value-type="string">
            <text:p>Disp L2</text:p>
          </table:table-cell>
          <table:table-cell table:style-name="ce24" office:value-type="string" calcext:value-type="string">
            <text:p>Disp H1</text:p>
          </table:table-cell>
          <table:table-cell table:style-name="ce31" office:value-type="string" calcext:value-type="string">
            <text:p>Vel L2</text:p>
          </table:table-cell>
          <table:table-cell table:style-name="ce8" office:value-type="string" calcext:value-type="string">
            <text:p>Disp L2</text:p>
          </table:table-cell>
          <table:table-cell table:style-name="ce24" office:value-type="string" calcext:value-type="string">
            <text:p>Disp H1</text:p>
          </table:table-cell>
          <table:table-cell table:style-name="ce31" office:value-type="string" calcext:value-type="string">
            <text:p>Vel L2</text:p>
          </table:table-cell>
          <table:table-cell table:style-name="ce8"/>
          <table:table-cell table:style-name="ce8" office:value-type="string" calcext:value-type="string">
            <text:p>Disp L2</text:p>
          </table:table-cell>
          <table:table-cell table:style-name="ce24" office:value-type="string" calcext:value-type="string">
            <text:p>Disp H1</text:p>
          </table:table-cell>
          <table:table-cell table:style-name="ce31" office:value-type="string" calcext:value-type="string">
            <text:p>Vel L2</text:p>
          </table:table-cell>
          <table:table-cell table:style-name="ce8" office:value-type="string" calcext:value-type="string">
            <text:p>Disp L2</text:p>
          </table:table-cell>
          <table:table-cell table:style-name="ce24" office:value-type="string" calcext:value-type="string">
            <text:p>Disp H1</text:p>
          </table:table-cell>
          <table:table-cell table:style-name="ce31" office:value-type="string" calcext:value-type="string">
            <text:p>Vel L2</text:p>
          </table:table-cell>
        </table:table-row>
        <table:table-row table:style-name="ro2">
          <table:table-cell table:style-name="ce9" office:value-type="string" calcext:value-type="string">
            <text:p>Structure</text:p>
          </table:table-cell>
          <table:table-cell table:style-name="ce17" office:value-type="float" office:value="0.5" calcext:value-type="float" table:number-columns-spanned="3" table:number-rows-spanned="1">
            <text:p>0.5</text:p>
          </table:table-cell>
          <table:covered-table-cell table:style-name="ce25"/>
          <table:covered-table-cell table:style-name="ce32"/>
          <table:table-cell table:style-name="ce17" office:value-type="float" office:value="0.8" calcext:value-type="float" table:number-columns-spanned="3" table:number-rows-spanned="1">
            <text:p>0.8</text:p>
          </table:table-cell>
          <table:covered-table-cell table:style-name="ce25"/>
          <table:covered-table-cell table:style-name="ce32"/>
          <table:table-cell table:style-name="ce9" office:value-type="string" calcext:value-type="string">
            <text:p>Structure</text:p>
          </table:table-cell>
          <table:table-cell table:style-name="ce17" office:value-type="float" office:value="0.5" calcext:value-type="float" table:number-columns-spanned="3" table:number-rows-spanned="1">
            <text:p>0.5</text:p>
          </table:table-cell>
          <table:covered-table-cell table:style-name="ce25"/>
          <table:covered-table-cell table:style-name="ce32"/>
          <table:table-cell table:style-name="ce17" office:value-type="float" office:value="0.8" calcext:value-type="float" table:number-columns-spanned="3" table:number-rows-spanned="1">
            <text:p>0.8</text:p>
          </table:table-cell>
          <table:covered-table-cell table:style-name="ce25"/>
          <table:covered-table-cell table:style-name="ce3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8" table:formula="of:=0.00000000000207879*1000000" office:value-type="float" office:value="0.00000207879" calcext:value-type="float">
            <text:p>2.08E-006</text:p>
          </table:table-cell>
          <table:table-cell table:style-name="ce26" table:formula="of:=0.000000000196617*1000000" office:value-type="float" office:value="0.000196617" calcext:value-type="float">
            <text:p>1.97E-004</text:p>
          </table:table-cell>
          <table:table-cell table:style-name="ce33" office:value-type="float" office:value="0.0000043088" calcext:value-type="float">
            <text:p>4.31E-006</text:p>
          </table:table-cell>
          <table:table-cell table:style-name="ce18" table:formula="of:=0.00000000000174713*1000000" office:value-type="float" office:value="0.00000174713" calcext:value-type="float">
            <text:p>1.75E-006</text:p>
          </table:table-cell>
          <table:table-cell table:style-name="ce26" table:formula="of:=0.000000000165441*1000000" office:value-type="float" office:value="0.000165441" calcext:value-type="float">
            <text:p>1.65E-004</text:p>
          </table:table-cell>
          <table:table-cell table:style-name="ce33" office:value-type="float" office:value="0.00000486448" calcext:value-type="float">
            <text:p>4.86E-00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8" table:formula="of:=0.000000000000543482*1000000" office:value-type="float" office:value="0.000000543482" calcext:value-type="float">
            <text:p>5.43E-007</text:p>
          </table:table-cell>
          <table:table-cell table:style-name="ce26" table:formula="of:=0.0000000000799391*1000000" office:value-type="float" office:value="0.0000799391" calcext:value-type="float">
            <text:p>7.99E-005</text:p>
          </table:table-cell>
          <table:table-cell table:style-name="ce33" office:value-type="float" office:value="0.00000112804" calcext:value-type="float">
            <text:p>1.13E-006</text:p>
          </table:table-cell>
          <table:table-cell table:style-name="ce18" table:formula="of:=0.000000000000456453*1000000" office:value-type="float" office:value="0.000000456453" calcext:value-type="float">
            <text:p>4.56E-007</text:p>
          </table:table-cell>
          <table:table-cell table:style-name="ce26" table:formula="of:=0.0000000000671277*1000000" office:value-type="float" office:value="0.0000671277" calcext:value-type="float">
            <text:p>6.71E-005</text:p>
          </table:table-cell>
          <table:table-cell table:style-name="ce33" office:value-type="float" office:value="0.0000012725" calcext:value-type="float">
            <text:p>1.27E-006</text:p>
          </table:table-cell>
          <table:table-cell table:style-name="ce10" office:value-type="float" office:value="3" calcext:value-type="float">
            <text:p>3</text:p>
          </table:table-cell>
          <table:table-cell table:style-name="ce42" office:value-type="float" office:value="3.03631787910171" calcext:value-type="float">
            <text:p>3.04</text:p>
          </table:table-cell>
          <table:table-cell table:style-name="ce48" office:value-type="float" office:value="2.03695306548986" calcext:value-type="float">
            <text:p>2.04</text:p>
          </table:table-cell>
          <table:table-cell table:style-name="ce53" office:value-type="float" office:value="3.03322427484679" calcext:value-type="float">
            <text:p>3.03</text:p>
          </table:table-cell>
          <table:table-cell table:style-name="ce42" office:value-type="float" office:value="3.03790059987871" calcext:value-type="float">
            <text:p>3.04</text:p>
          </table:table-cell>
          <table:table-cell table:style-name="ce48" office:value-type="float" office:value="2.04153688392883" calcext:value-type="float">
            <text:p>2.04</text:p>
          </table:table-cell>
          <table:table-cell table:style-name="ce53" office:value-type="float" office:value="3.03503157619242" calcext:value-type="float">
            <text:p>3.04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8" table:formula="of:=0.000000000000159359*1000000" office:value-type="float" office:value="0.000000159359" calcext:value-type="float">
            <text:p>1.59E-007</text:p>
          </table:table-cell>
          <table:table-cell table:style-name="ce26" table:formula="of:=0.0000000000351978*1000000" office:value-type="float" office:value="0.0000351978" calcext:value-type="float">
            <text:p>3.52E-005</text:p>
          </table:table-cell>
          <table:table-cell table:style-name="ce33" office:value-type="float" office:value="0.000000331402" calcext:value-type="float">
            <text:p>3.31E-007</text:p>
          </table:table-cell>
          <table:table-cell table:style-name="ce18" table:formula="of:=0.000000000000133703*1000000" office:value-type="float" office:value="0.000000133703" calcext:value-type="float">
            <text:p>1.34E-007</text:p>
          </table:table-cell>
          <table:table-cell table:style-name="ce26" table:formula="of:=0.0000000000295158*1000000" office:value-type="float" office:value="0.0000295158" calcext:value-type="float">
            <text:p>2.95E-005</text:p>
          </table:table-cell>
          <table:table-cell table:style-name="ce33" office:value-type="float" office:value="0.000000373806" calcext:value-type="float">
            <text:p>3.74E-007</text:p>
          </table:table-cell>
          <table:table-cell table:style-name="ce10" office:value-type="float" office:value="4" calcext:value-type="float">
            <text:p>4</text:p>
          </table:table-cell>
          <table:table-cell table:style-name="ce42" office:value-type="float" office:value="3.02575251011265" calcext:value-type="float">
            <text:p>3.03</text:p>
          </table:table-cell>
          <table:table-cell table:style-name="ce48" office:value-type="float" office:value="2.02306313841017" calcext:value-type="float">
            <text:p>2.02</text:p>
          </table:table-cell>
          <table:table-cell table:style-name="ce53" office:value-type="float" office:value="3.02098683203624" calcext:value-type="float">
            <text:p>3.02</text:p>
          </table:table-cell>
          <table:table-cell table:style-name="ce42" office:value-type="float" office:value="3.02828724530465" calcext:value-type="float">
            <text:p>3.03</text:p>
          </table:table-cell>
          <table:table-cell table:style-name="ce48" office:value-type="float" office:value="2.02649018587642" calcext:value-type="float">
            <text:p>2.03</text:p>
          </table:table-cell>
          <table:table-cell table:style-name="ce53" office:value-type="float" office:value="3.02122618610349" calcext:value-type="float">
            <text:p>3.02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8" table:formula="of:=0.0000000000000491916*1000000" office:value-type="float" office:value="0.0000000491916" calcext:value-type="float">
            <text:p>4.92E-008</text:p>
          </table:table-cell>
          <table:table-cell table:style-name="ce26" table:formula="of:=0.0000000000160585*1000000" office:value-type="float" office:value="0.0000160585" calcext:value-type="float">
            <text:p>1.61E-005</text:p>
          </table:table-cell>
          <table:table-cell table:style-name="ce33" office:value-type="float" office:value="0.000000102535" calcext:value-type="float">
            <text:p>1.03E-007</text:p>
          </table:table-cell>
          <table:table-cell table:style-name="ce18" table:formula="of:=0.0000000000000412338*1000000" office:value-type="float" office:value="0.0000000412338" calcext:value-type="float">
            <text:p>4.12E-008</text:p>
          </table:table-cell>
          <table:table-cell table:style-name="ce26" table:formula="of:=0.0000000000134534*1000000" office:value-type="float" office:value="0.0000134534" calcext:value-type="float">
            <text:p>1.35E-005</text:p>
          </table:table-cell>
          <table:table-cell table:style-name="ce33" office:value-type="float" office:value="0.000000115606" calcext:value-type="float">
            <text:p>1.16E-007</text:p>
          </table:table-cell>
          <table:table-cell table:style-name="ce10" office:value-type="float" office:value="5" calcext:value-type="float">
            <text:p>5</text:p>
          </table:table-cell>
          <table:table-cell table:style-name="ce42" office:value-type="float" office:value="3.01808210091751" calcext:value-type="float">
            <text:p>3.02</text:p>
          </table:table-cell>
          <table:table-cell table:style-name="ce48" office:value-type="float" office:value="2.014932654294" calcext:value-type="float">
            <text:p>2.01</text:p>
          </table:table-cell>
          <table:table-cell table:style-name="ce53" office:value-type="float" office:value="3.01215420851474" calcext:value-type="float">
            <text:p>3.01</text:p>
          </table:table-cell>
          <table:table-cell table:style-name="ce42" office:value-type="float" office:value="3.02045965174598" calcext:value-type="float">
            <text:p>3.02</text:p>
          </table:table-cell>
          <table:table-cell table:style-name="ce48" office:value-type="float" office:value="2.01736823978622" calcext:value-type="float">
            <text:p>2.02</text:p>
          </table:table-cell>
          <table:table-cell table:style-name="ce53" office:value-type="float" office:value="3.01323556944356" calcext:value-type="float">
            <text:p>3.01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8" table:formula="of:=0.0000000000000149813*1000000" office:value-type="float" office:value="0.0000000149813" calcext:value-type="float">
            <text:p>1.50E-008</text:p>
          </table:table-cell>
          <table:table-cell table:style-name="ce26" table:formula="of:=0.00000000000726498*1000000" office:value-type="float" office:value="0.00000726498" calcext:value-type="float">
            <text:p>7.26E-006</text:p>
          </table:table-cell>
          <table:table-cell table:style-name="ce33" office:value-type="float" office:value="0.0000000313425" calcext:value-type="float">
            <text:p>3.13E-008</text:p>
          </table:table-cell>
          <table:table-cell table:style-name="ce18" table:formula="of:=0.0000000000000125482*1000000" office:value-type="float" office:value="0.0000000125482" calcext:value-type="float">
            <text:p>1.25E-008</text:p>
          </table:table-cell>
          <table:table-cell table:style-name="ce26" table:formula="of:=0.00000000000608229*1000000" office:value-type="float" office:value="0.00000608229" calcext:value-type="float">
            <text:p>6.08E-006</text:p>
          </table:table-cell>
          <table:table-cell table:style-name="ce33" office:value-type="float" office:value="0.0000000352893" calcext:value-type="float">
            <text:p>3.53E-008</text:p>
          </table:table-cell>
          <table:table-cell table:style-name="ce10" office:value-type="float" office:value="6" calcext:value-type="float">
            <text:p>6</text:p>
          </table:table-cell>
          <table:table-cell table:style-name="ce42" office:value-type="float" office:value="3.01256174292082" calcext:value-type="float">
            <text:p>3.01</text:p>
          </table:table-cell>
          <table:table-cell table:style-name="ce48" office:value-type="float" office:value="2.00979180351451" calcext:value-type="float">
            <text:p>2.01</text:p>
          </table:table-cell>
          <table:table-cell table:style-name="ce53" office:value-type="float" office:value="3.00320945200509" calcext:value-type="float">
            <text:p>3.00</text:p>
          </table:table-cell>
          <table:table-cell table:style-name="ce42" office:value-type="float" office:value="3.01448990908494" calcext:value-type="float">
            <text:p>3.01</text:p>
          </table:table-cell>
          <table:table-cell table:style-name="ce48" office:value-type="float" office:value="2.01150933776568" calcext:value-type="float">
            <text:p>2.01</text:p>
          </table:table-cell>
          <table:table-cell table:style-name="ce53" office:value-type="float" office:value="3.00670328658441" calcext:value-type="float">
            <text:p>3.01</text:p>
          </table:table-cell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9" table:formula="of:=4.4235E-015*1000000" office:value-type="float" office:value="0.0000000044235" calcext:value-type="float">
            <text:p>4.42E-009</text:p>
          </table:table-cell>
          <table:table-cell table:style-name="ce27" table:formula="of:=0.00000000000322047*1000000" office:value-type="float" office:value="0.00000322047" calcext:value-type="float">
            <text:p>3.22E-006</text:p>
          </table:table-cell>
          <table:table-cell table:style-name="ce34" office:value-type="float" office:value="0.00000000933365" calcext:value-type="float">
            <text:p>9.33E-009</text:p>
          </table:table-cell>
          <table:table-cell table:style-name="ce19" table:formula="of:=3.70294E-015*1000000" office:value-type="float" office:value="0.00000000370294" calcext:value-type="float">
            <text:p>3.70E-009</text:p>
          </table:table-cell>
          <table:table-cell table:style-name="ce27" table:formula="of:=0.00000000000269493*1000000" office:value-type="float" office:value="0.00000269493" calcext:value-type="float">
            <text:p>2.69E-006</text:p>
          </table:table-cell>
          <table:table-cell table:style-name="ce34" office:value-type="float" office:value="0.0000000104642" calcext:value-type="float">
            <text:p>1.05E-008</text:p>
          </table:table-cell>
          <table:table-cell table:style-name="ce11" office:value-type="float" office:value="7" calcext:value-type="float">
            <text:p>7</text:p>
          </table:table-cell>
          <table:table-cell table:style-name="ce43" office:value-type="float" office:value="3.00857335036947" calcext:value-type="float">
            <text:p>3.01</text:p>
          </table:table-cell>
          <table:table-cell table:style-name="ce49" office:value-type="float" office:value="2.00643215948125" calcext:value-type="float">
            <text:p>2.01</text:p>
          </table:table-cell>
          <table:table-cell table:style-name="ce54" office:value-type="float" office:value="2.98755387401161" calcext:value-type="float">
            <text:p>2.99</text:p>
          </table:table-cell>
          <table:table-cell table:style-name="ce43" office:value-type="float" office:value="3.01000038195455" calcext:value-type="float">
            <text:p>3.01</text:p>
          </table:table-cell>
          <table:table-cell table:style-name="ce49" office:value-type="float" office:value="2.0075933132754" calcext:value-type="float">
            <text:p>2.01</text:p>
          </table:table-cell>
          <table:table-cell table:style-name="ce54" office:value-type="float" office:value="2.99808755390275" calcext:value-type="float">
            <text:p>3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8:54:18.601879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2:49:36.033018368</meta:creation-date>
    <dc:date>2014-10-19T19:25:31.268611669</dc:date>
    <meta:editing-duration>PT57M23S</meta:editing-duration>
    <meta:editing-cycles>24</meta:editing-cycles>
    <meta:generator>LibreOffice/4.2.6.3$Linux_X86_64 LibreOffice_project/420m0$Build-3</meta:generator>
    <meta:document-statistic meta:table-count="1" meta:cell-count="259" meta:object-count="0"/>
  </office:meta>
</office:document-meta>
</file>